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655_b.getData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getData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.test_inherit_from_abstract_class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3655.test_inherit_from_abstract_class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ssue3655_b.getData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setData4( String data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getData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getData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getData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issue3655_b( String data , String data2 , String data3 , String data4 , String data5 , String data6 , String data7 , String data8 , String data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sue3655_b.setData6( String data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setData9( String data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setData8( String data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getData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setData2( String data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set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setData5( String data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setData3( String data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setData7( String data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655_b.getData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